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EE0000037A803B8C8A483C48C9.png" manifest:media-type="image/png"/>
  <manifest:file-entry manifest:full-path="Pictures/1000020100000DF20000032608D0F491559922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633cm"/>
    </style:style>
    <style:style style:name="gr4" style:family="graphic" style:parent-style-name="standard">
      <style:graphic-properties draw:fill-color="#ffffa6" draw:textarea-horizontal-align="justify" draw:textarea-vertical-align="middle" draw:auto-grow-height="false" fo:min-height="0.654cm" fo:min-width="2.6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55cm" fo:min-width="1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</style:style>
    <style:style style:name="gr10" style:family="graphic" style:parent-style-name="standard">
      <style:graphic-properties svg:stroke-width="0.081cm" svg:stroke-color="#000000" draw:marker-start-width="0.32cm" draw:marker-end-width="0.32cm" draw:fill-color="#ffffff" draw:textarea-horizontal-align="justify" draw:textarea-vertical-align="middle" draw:auto-grow-height="false" fo:min-height="0.38cm" fo:min-width="0.13cm" fo:padding-top="0.164cm" fo:padding-bottom="0.164cm" fo:padding-left="0.289cm" fo:padding-right="0.289cm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3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4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5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0.738cm" fo:min-width="9.603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743cm" fo:min-width="8.1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20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4.2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23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581cm" fo:min-width="2.9cm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25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5.5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27" style:family="graphic" style:parent-style-name="standard">
      <style:graphic-properties draw:stroke="none" draw:fill="none" fo:min-height="0.739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7.35cm" fo:min-width="8.7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32" style:family="graphic" style:parent-style-name="standard">
      <style:graphic-properties svg:stroke-color="#ff0000" draw:fill-color="#ffffff" draw:textarea-horizontal-align="justify" draw:textarea-vertical-align="middle" draw:auto-grow-height="false" fo:min-height="0.308cm" fo:min-width="3.9cm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37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7.3cm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40" style:family="graphic" style:parent-style-name="standard">
      <style:graphic-properties svg:stroke-color="#ff0000" draw:fill-color="#ffffff" draw:textarea-horizontal-align="justify" draw:textarea-vertical-align="middle" draw:auto-grow-height="false" fo:min-height="0.25cm" fo:min-width="1.3cm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43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2.7cm"/>
    </style:style>
    <style:style style:name="gr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45" style:family="graphic" style:parent-style-name="objectwithoutfill">
      <style:graphic-properties svg:stroke-color="#81d41a" draw:marker-end="Arrow" draw:marker-end-width="0.3cm" draw:fill="none" draw:textarea-vertical-align="middle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47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7.1cm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50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3.7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5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5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5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56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4.199cm"/>
    </style:style>
    <style:style style:name="gr5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5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59" style:family="graphic" style:parent-style-name="standard">
      <style:graphic-properties svg:stroke-color="#3465a4" draw:fill-color="#ffffff" draw:textarea-horizontal-align="justify" draw:textarea-vertical-align="middle" draw:auto-grow-height="false" fo:min-height="0.508cm" fo:min-width="5.7cm"/>
    </style:style>
    <style:style style:name="gr6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6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6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6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6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6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67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2.9cm"/>
    </style:style>
    <style:style style:name="gr6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6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7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7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72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3.5cm"/>
    </style:style>
    <style:style style:name="gr7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7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7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7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7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78" style:family="graphic" style:parent-style-name="standard">
      <style:graphic-properties svg:stroke-color="#3465a4" draw:fill-color="#ffffff" draw:textarea-horizontal-align="justify" draw:textarea-vertical-align="middle" draw:auto-grow-height="false" fo:min-height="0.508cm" fo:min-width="3.9cm"/>
    </style:style>
    <style:style style:name="gr7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8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8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8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8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8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8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8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8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8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8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9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9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9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9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9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9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9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9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41cm"/>
    </style:style>
    <style:style style:name="gr10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10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102" style:family="graphic" style:parent-style-name="standard">
      <style:graphic-properties svg:stroke-color="#5eb91e" draw:marker-start="Arrow" draw:marker-start-width="0.3cm" draw:textarea-vertical-align="middle"/>
    </style:style>
    <style:style style:name="gr10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10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10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10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10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10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10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1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1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gr113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581cm" fo:min-width="2.943cm"/>
    </style:style>
    <style:style style:name="gr114" style:family="graphic" style:parent-style-name="standard">
      <style:graphic-properties svg:stroke-color="#3465a4" draw:fill-color="#ffffff" draw:textarea-horizontal-align="justify" draw:textarea-vertical-align="middle" draw:auto-grow-height="false" fo:min-height="0.508cm" fo:min-width="4.1cm"/>
    </style:style>
    <style:style style:name="gr1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508cm" fo:min-width="0cm"/>
    </style:style>
    <style:style style:name="gr1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98cm" fo:min-width="0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7" style:family="paragraph">
      <loext:graphic-properties draw:fill-color="#ffffa6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c9211e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style:font-name="OpenSans"/>
    </style:style>
    <style:style style:name="P16" style:family="paragraph">
      <loext:graphic-properties draw:fill="none" draw:fill-color="#ffffff"/>
      <style:paragraph-properties style:writing-mode="lr-tb"/>
      <style:text-properties style:font-name="OpenSans" fo:font-weight="bold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OpenSans" fo:font-size="18pt" fo:font-weight="bold"/>
    </style:style>
    <style:style style:name="P19" style:family="paragraph">
      <style:paragraph-properties fo:margin-left="0cm" fo:margin-right="0cm" fo:margin-top="0.1cm" fo:margin-bottom="0.1cm" fo:line-height="100%" fo:text-indent="0cm"/>
      <style:text-properties fo:hyphenate="false"/>
    </style:style>
    <style:style style:name="P20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 fo:hyphenate="false"/>
    </style:style>
    <style:style style:name="P21" style:family="paragraph">
      <loext:graphic-properties draw:fill="none" draw:fill-color="#ffffff"/>
      <style:paragraph-properties style:writing-mode="lr-tb"/>
      <style:text-properties style:font-name="Open Sans" fo:font-size="12pt" style:font-size-asian="12pt" style:font-size-complex="12pt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 fo:hyphenate="false"/>
    </style:style>
    <style:style style:name="P24" style:family="paragraph">
      <loext:graphic-properties draw:fill="none"/>
      <style:paragraph-properties style:writing-mode="lr-tb"/>
      <style:text-properties fo:font-size="18pt"/>
    </style:style>
    <style:style style:name="P25" style:family="paragraph">
      <style:paragraph-properties fo:text-align="center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 Sans" fo:font-size="18pt"/>
    </style:style>
    <style:style style:name="T7" style:family="text">
      <style:text-properties style:font-name="OpenSans" fo:font-size="14pt" style:font-size-asian="14pt" style:font-size-complex="14pt"/>
    </style:style>
    <style:style style:name="T8" style:family="text">
      <style:text-properties style:font-name="OpenSans" fo:font-size="14pt"/>
    </style:style>
    <style:style style:name="T9" style:family="text">
      <style:text-properties fo:color="#c9211e" fo:font-size="14pt" style:font-size-asian="14pt" style:font-size-complex="14pt"/>
    </style:style>
    <style:style style:name="T10" style:family="text">
      <style:text-properties style:font-name="OpenSans"/>
    </style:style>
    <style:style style:name="T11" style:family="text">
      <style:text-properties style:font-name="OpenSans" fo:font-weight="bold"/>
    </style:style>
    <style:style style:name="T12" style:family="text">
      <style:text-properties style:font-name="OpenSans" fo:font-size="18pt" fo:font-weight="bold"/>
    </style:style>
    <style:style style:name="T13" style:family="text">
      <style:text-properties style:use-window-font-color="true" style:text-outline="false" style:text-line-through-style="none" style:text-line-through-type="none" style:font-name="Open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4" style:family="text">
      <style:text-properties style:font-name="Open Sans" fo:font-size="12pt" style:font-size-asian="12pt" style:font-size-complex="12pt"/>
    </style:style>
    <style:style style:name="T15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orting Technique</text:span><text:span text:style-name="T1"> – Heap Sor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Build Maxheap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uild Maxheap</text:span></text:p>
          </draw:text-box>
        </draw:frame>
        <draw:frame draw:style-name="gr3" draw:text-style-name="P6" xml:id="id1" draw:id="id1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 xml:id="id2" draw:id="id2">
          <draw:custom-shape draw:style-name="gr4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uild Maxheap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4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g>
          <draw:g>
            <draw:custom-shape draw:style-name="gr6" draw:text-style-name="P9" draw:layer="layout" svg:width="1.8cm" svg:height="0.8cm" svg:x="1.0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17.2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15.4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13.6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11.8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10.0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8.2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6.4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4.6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2.893cm" svg:y="7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10" draw:layer="layout" svg:width="2.184cm" svg:height="1cm" draw:transform="rotate (0.515919326889524) translate (0.6cm 8.777cm)">
            <draw:text-box>
              <text:p><text:span text:style-name="T8">arr[0]</text:span></text:p>
            </draw:text-box>
          </draw:frame>
          <draw:frame draw:style-name="gr7" draw:text-style-name="P10" draw:layer="layout" svg:width="2.184cm" svg:height="1cm" draw:transform="rotate (0.515919326889524) translate (2.593cm 8.777cm)">
            <draw:text-box>
              <text:p><text:span text:style-name="T8">arr[1]</text:span></text:p>
            </draw:text-box>
          </draw:frame>
          <draw:frame draw:style-name="gr7" draw:text-style-name="P10" draw:layer="layout" svg:width="2.184cm" svg:height="1cm" draw:transform="rotate (0.515919326889524) translate (4.293cm 8.777cm)">
            <draw:text-box>
              <text:p><text:span text:style-name="T8">arr[2]</text:span></text:p>
            </draw:text-box>
          </draw:frame>
          <draw:frame draw:style-name="gr7" draw:text-style-name="P10" draw:layer="layout" svg:width="2.184cm" svg:height="1cm" draw:transform="rotate (0.515919326889524) translate (15.1cm 8.777cm)">
            <draw:text-box>
              <text:p><text:span text:style-name="T8">arr[8]</text:span></text:p>
            </draw:text-box>
          </draw:frame>
          <draw:frame draw:style-name="gr7" draw:text-style-name="P10" draw:layer="layout" svg:width="2.184cm" svg:height="1cm" draw:transform="rotate (0.515919326889524) translate (13.3cm 8.777cm)">
            <draw:text-box>
              <text:p><text:span text:style-name="T8">arr[7]</text:span></text:p>
            </draw:text-box>
          </draw:frame>
          <draw:frame draw:style-name="gr7" draw:text-style-name="P10" draw:layer="layout" svg:width="2.184cm" svg:height="1cm" draw:transform="rotate (0.515919326889524) translate (11.4cm 8.777cm)">
            <draw:text-box>
              <text:p><text:span text:style-name="T8">arr[6]</text:span></text:p>
            </draw:text-box>
          </draw:frame>
          <draw:frame draw:style-name="gr7" draw:text-style-name="P10" draw:layer="layout" svg:width="2.184cm" svg:height="1cm" draw:transform="rotate (0.515919326889524) translate (9.693cm 8.83cm)">
            <draw:text-box>
              <text:p><text:span text:style-name="T8">arr[5]</text:span></text:p>
            </draw:text-box>
          </draw:frame>
          <draw:frame draw:style-name="gr7" draw:text-style-name="P10" draw:layer="layout" svg:width="2.184cm" svg:height="1cm" draw:transform="rotate (0.515919326889524) translate (7.8cm 8.777cm)">
            <draw:text-box>
              <text:p><text:span text:style-name="T8">arr[4]</text:span></text:p>
            </draw:text-box>
          </draw:frame>
          <draw:frame draw:style-name="gr7" draw:text-style-name="P10" draw:layer="layout" svg:width="2.184cm" svg:height="1cm" draw:transform="rotate (0.515919326889524) translate (6cm 8.777cm)">
            <draw:text-box>
              <text:p><text:span text:style-name="T8">arr[3]</text:span></text:p>
            </draw:text-box>
          </draw:frame>
          <draw:frame draw:style-name="gr7" draw:text-style-name="P10" draw:layer="layout" svg:width="2.184cm" svg:height="1cm" draw:transform="rotate (0.515919326889524) translate (16.9cm 8.777cm)">
            <draw:text-box>
              <text:p><text:span text:style-name="T8">arr[9]</text:span></text:p>
            </draw:text-box>
          </draw:frame>
        </draw:g>
        <draw:frame draw:style-name="gr8" draw:text-style-name="P10" draw:layer="layout" svg:width="1.129cm" svg:height="0.831cm" svg:x="3.478cm" svg:y="7.3cm">
          <draw:text-box>
            <text:p><text:span text:style-name="T8">14</text:span></text:p>
          </draw:text-box>
        </draw:frame>
        <draw:frame draw:style-name="gr9" draw:text-style-name="P10" draw:layer="layout" svg:width="0.815cm" svg:height="0.831cm" svg:x="1.678cm" svg:y="7.3cm">
          <draw:text-box>
            <text:p><text:span text:style-name="T8">1</text:span></text:p>
          </draw:text-box>
        </draw:frame>
        <draw:frame draw:style-name="gr8" draw:text-style-name="P10" draw:layer="layout" svg:width="1.129cm" svg:height="0.831cm" svg:x="5.093cm" svg:y="7.269cm">
          <draw:text-box>
            <text:p><text:span text:style-name="T8">10</text:span></text:p>
          </draw:text-box>
        </draw:frame>
        <draw:frame draw:style-name="gr8" draw:text-style-name="P10" draw:layer="layout" svg:width="1.129cm" svg:height="0.831cm" svg:x="14.093cm" svg:y="7.269cm">
          <draw:text-box>
            <text:p><text:span text:style-name="T8">2</text:span></text:p>
          </draw:text-box>
        </draw:frame>
        <draw:frame draw:style-name="gr8" draw:text-style-name="P10" draw:layer="layout" svg:width="1.129cm" svg:height="0.831cm" svg:x="15.764cm" svg:y="7.269cm">
          <draw:text-box>
            <text:p><text:span text:style-name="T8">4</text:span></text:p>
          </draw:text-box>
        </draw:frame>
        <draw:frame draw:style-name="gr8" draw:text-style-name="P10" draw:layer="layout" svg:width="1.129cm" svg:height="0.831cm" svg:x="6.878cm" svg:y="7.269cm">
          <draw:text-box>
            <text:p><text:span text:style-name="T8">8</text:span></text:p>
          </draw:text-box>
        </draw:frame>
        <draw:frame draw:style-name="gr5" draw:text-style-name="P10" draw:layer="layout" svg:width="0.815cm" svg:height="0.831cm" svg:x="8.878cm" svg:y="7.269cm">
          <draw:text-box>
            <text:p><text:span text:style-name="T8">7</text:span></text:p>
          </draw:text-box>
        </draw:frame>
        <draw:frame draw:style-name="gr9" draw:text-style-name="P10" draw:layer="layout" svg:width="0.815cm" svg:height="0.831cm" svg:x="10.678cm" svg:y="7.269cm">
          <draw:text-box>
            <text:p><text:span text:style-name="T8">9</text:span></text:p>
          </draw:text-box>
        </draw:frame>
        <draw:frame draw:style-name="gr9" draw:text-style-name="P10" draw:layer="layout" svg:width="0.815cm" svg:height="0.831cm" svg:x="12.378cm" svg:y="7.269cm">
          <draw:text-box>
            <text:p><text:span text:style-name="T8">3</text:span></text:p>
          </draw:text-box>
        </draw:frame>
        <draw:frame draw:style-name="gr8" draw:text-style-name="P10" draw:layer="layout" svg:width="1.129cm" svg:height="0.831cm" svg:x="17.693cm" svg:y="7.269cm">
          <draw:text-box>
            <text:p><text:span text:style-name="T8">6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Build Maxheap</text:span></text:p>
          </draw:text-box>
        </draw:frame>
        <draw:frame draw:style-name="gr3" draw:text-style-name="P6" draw:layer="layout" svg:width="4.133cm" svg:height="1.115cm" svg:x="1.2cm" svg:y="3.685cm">
          <draw:text-box>
            <text:list text:style-name="L1">
              <text:list-item>
                <text:p><text:span text:style-name="T6">arr[SIZE] </text:span></text:p>
              </text:list-item>
            </text:list>
          </draw:text-box>
        </draw:frame>
        <draw:g>
          <draw:custom-shape draw:style-name="gr4" draw:text-style-name="P7" draw:layer="layout" svg:width="3.2cm" svg:height="1cm" svg:x="8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8.057cm" svg:y="3.869cm">
            <draw:text-box>
              <text:p><text:span text:style-name="T7">SIZE = 10</text:span></text:p>
            </draw:text-box>
          </draw:frame>
        </draw:g>
        <draw:g>
          <draw:g>
            <draw:custom-shape draw:style-name="gr6" draw:text-style-name="P9" draw:layer="layout" svg:width="1.8cm" svg:height="0.8cm" svg:x="1.0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17.2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15.4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13.6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11.8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10.0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8.2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6.4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4.693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9" draw:layer="layout" svg:width="1.8cm" svg:height="0.8cm" svg:x="2.893cm" svg:y="7.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10" draw:layer="layout" svg:width="2.184cm" svg:height="1cm" draw:transform="rotate (0.515919326889524) translate (0.6cm 8.777cm)">
            <draw:text-box>
              <text:p><text:span text:style-name="T8">arr[0]</text:span></text:p>
            </draw:text-box>
          </draw:frame>
          <draw:frame draw:style-name="gr7" draw:text-style-name="P10" draw:layer="layout" svg:width="2.184cm" svg:height="1cm" draw:transform="rotate (0.515919326889524) translate (2.593cm 8.777cm)">
            <draw:text-box>
              <text:p><text:span text:style-name="T8">arr[1]</text:span></text:p>
            </draw:text-box>
          </draw:frame>
          <draw:frame draw:style-name="gr7" draw:text-style-name="P10" draw:layer="layout" svg:width="2.184cm" svg:height="1cm" draw:transform="rotate (0.515919326889524) translate (4.293cm 8.777cm)">
            <draw:text-box>
              <text:p><text:span text:style-name="T8">arr[2]</text:span></text:p>
            </draw:text-box>
          </draw:frame>
          <draw:frame draw:style-name="gr7" draw:text-style-name="P10" draw:layer="layout" svg:width="2.184cm" svg:height="1cm" draw:transform="rotate (0.515919326889524) translate (15.1cm 8.777cm)">
            <draw:text-box>
              <text:p><text:span text:style-name="T8">arr[8]</text:span></text:p>
            </draw:text-box>
          </draw:frame>
          <draw:frame draw:style-name="gr7" draw:text-style-name="P10" draw:layer="layout" svg:width="2.184cm" svg:height="1cm" draw:transform="rotate (0.515919326889524) translate (13.3cm 8.777cm)">
            <draw:text-box>
              <text:p><text:span text:style-name="T8">arr[7]</text:span></text:p>
            </draw:text-box>
          </draw:frame>
          <draw:frame draw:style-name="gr7" draw:text-style-name="P10" draw:layer="layout" svg:width="2.184cm" svg:height="1cm" draw:transform="rotate (0.515919326889524) translate (11.4cm 8.777cm)">
            <draw:text-box>
              <text:p><text:span text:style-name="T8">arr[6]</text:span></text:p>
            </draw:text-box>
          </draw:frame>
          <draw:frame draw:style-name="gr7" draw:text-style-name="P10" draw:layer="layout" svg:width="2.184cm" svg:height="1cm" draw:transform="rotate (0.515919326889524) translate (9.693cm 8.83cm)">
            <draw:text-box>
              <text:p><text:span text:style-name="T8">arr[5]</text:span></text:p>
            </draw:text-box>
          </draw:frame>
          <draw:frame draw:style-name="gr7" draw:text-style-name="P10" draw:layer="layout" svg:width="2.184cm" svg:height="1cm" draw:transform="rotate (0.515919326889524) translate (7.8cm 8.777cm)">
            <draw:text-box>
              <text:p><text:span text:style-name="T8">arr[4]</text:span></text:p>
            </draw:text-box>
          </draw:frame>
          <draw:frame draw:style-name="gr7" draw:text-style-name="P10" draw:layer="layout" svg:width="2.184cm" svg:height="1cm" draw:transform="rotate (0.515919326889524) translate (6cm 8.777cm)">
            <draw:text-box>
              <text:p><text:span text:style-name="T8">arr[3]</text:span></text:p>
            </draw:text-box>
          </draw:frame>
          <draw:frame draw:style-name="gr7" draw:text-style-name="P10" draw:layer="layout" svg:width="2.184cm" svg:height="1cm" draw:transform="rotate (0.515919326889524) translate (16.9cm 8.777cm)">
            <draw:text-box>
              <text:p><text:span text:style-name="T8">arr[9]</text:span></text:p>
            </draw:text-box>
          </draw:frame>
        </draw:g>
        <draw:frame draw:style-name="gr8" draw:text-style-name="P10" draw:layer="layout" svg:width="1.129cm" svg:height="0.831cm" svg:x="3.478cm" svg:y="7.3cm">
          <draw:text-box>
            <text:p><text:span text:style-name="T8">14</text:span></text:p>
          </draw:text-box>
        </draw:frame>
        <draw:frame draw:style-name="gr9" draw:text-style-name="P10" draw:layer="layout" svg:width="0.815cm" svg:height="0.831cm" svg:x="1.678cm" svg:y="7.3cm">
          <draw:text-box>
            <text:p><text:span text:style-name="T8">1</text:span></text:p>
          </draw:text-box>
        </draw:frame>
        <draw:frame draw:style-name="gr8" draw:text-style-name="P10" draw:layer="layout" svg:width="1.129cm" svg:height="0.831cm" svg:x="5.093cm" svg:y="7.269cm">
          <draw:text-box>
            <text:p><text:span text:style-name="T8">10</text:span></text:p>
          </draw:text-box>
        </draw:frame>
        <draw:frame draw:style-name="gr8" draw:text-style-name="P10" draw:layer="layout" svg:width="1.129cm" svg:height="0.831cm" svg:x="14.093cm" svg:y="7.269cm">
          <draw:text-box>
            <text:p><text:span text:style-name="T8">2</text:span></text:p>
          </draw:text-box>
        </draw:frame>
        <draw:frame draw:style-name="gr8" draw:text-style-name="P10" draw:layer="layout" svg:width="1.129cm" svg:height="0.831cm" svg:x="15.764cm" svg:y="7.269cm">
          <draw:text-box>
            <text:p><text:span text:style-name="T8">4</text:span></text:p>
          </draw:text-box>
        </draw:frame>
        <draw:frame draw:style-name="gr8" draw:text-style-name="P10" draw:layer="layout" svg:width="1.129cm" svg:height="0.831cm" svg:x="6.878cm" svg:y="7.269cm">
          <draw:text-box>
            <text:p><text:span text:style-name="T8">8</text:span></text:p>
          </draw:text-box>
        </draw:frame>
        <draw:frame draw:style-name="gr5" draw:text-style-name="P10" draw:layer="layout" svg:width="0.815cm" svg:height="0.831cm" svg:x="8.878cm" svg:y="7.269cm">
          <draw:text-box>
            <text:p><text:span text:style-name="T8">7</text:span></text:p>
          </draw:text-box>
        </draw:frame>
        <draw:frame draw:style-name="gr9" draw:text-style-name="P10" draw:layer="layout" svg:width="0.815cm" svg:height="0.831cm" svg:x="10.678cm" svg:y="7.269cm">
          <draw:text-box>
            <text:p><text:span text:style-name="T8">9</text:span></text:p>
          </draw:text-box>
        </draw:frame>
        <draw:frame draw:style-name="gr9" draw:text-style-name="P10" draw:layer="layout" svg:width="0.815cm" svg:height="0.831cm" svg:x="12.378cm" svg:y="7.269cm">
          <draw:text-box>
            <text:p><text:span text:style-name="T8">3</text:span></text:p>
          </draw:text-box>
        </draw:frame>
        <draw:frame draw:style-name="gr8" draw:text-style-name="P10" draw:layer="layout" svg:width="1.129cm" svg:height="0.831cm" svg:x="17.693cm" svg:y="7.269cm">
          <draw:text-box>
            <text:p><text:span text:style-name="T8">6</text:span></text:p>
          </draw:text-box>
        </draw:frame>
        <draw:g>
          <draw:custom-shape draw:style-name="gr10" draw:text-style-name="P11" draw:layer="layout" svg:width="1cm" svg:height="1cm" svg:x="23.201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1cm" svg:height="1cm" svg:x="25.001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2" draw:layer="layout" svg:x1="23.301cm" svg:y1="5.5cm" svg:x2="22.301cm" svg:y2="6.4cm">
            <text:p/>
          </draw:line>
          <draw:line draw:style-name="gr11" draw:text-style-name="P13" draw:layer="layout" svg:x1="24.201cm" svg:y1="5.5cm" svg:x2="25.201cm" svg:y2="6.4cm">
            <text:p/>
          </draw:line>
          <draw:custom-shape draw:style-name="gr10" draw:text-style-name="P11" draw:layer="layout" svg:width="1cm" svg:height="1cm" svg:x="24.001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1cm" svg:height="1cm" svg:x="26.101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2" draw:layer="layout" svg:x1="25.201cm" svg:y1="7.2cm" svg:x2="24.501cm" svg:y2="7.9cm">
            <text:p/>
          </draw:line>
          <draw:line draw:style-name="gr11" draw:text-style-name="P12" draw:layer="layout" svg:x1="25.801cm" svg:y1="7.3cm" svg:x2="26.501cm" svg:y2="8cm">
            <text:p/>
          </draw:line>
          <draw:custom-shape draw:style-name="gr10" draw:text-style-name="P11" draw:layer="layout" svg:width="1cm" svg:height="1cm" svg:x="21.701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1cm" svg:height="1cm" svg:x="20.401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1cm" svg:height="1cm" svg:x="22.801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2" draw:layer="layout" svg:x1="21.901cm" svg:y1="7.2cm" svg:x2="21.201cm" svg:y2="7.9cm">
            <text:p/>
          </draw:line>
          <draw:line draw:style-name="gr11" draw:text-style-name="P12" draw:layer="layout" svg:x1="22.501cm" svg:y1="7.3cm" svg:x2="23.201cm" svg:y2="8cm">
            <text:p/>
          </draw:line>
          <draw:frame draw:style-name="gr8" draw:text-style-name="P8" draw:layer="layout" svg:width="1.129cm" svg:height="0.831cm" svg:x="23.159cm" svg:y="4.969cm">
            <draw:text-box>
              <text:p><text:span text:style-name="T7"><text:s/></text:span><text:span text:style-name="T7">1</text:span></text:p>
            </draw:text-box>
          </draw:frame>
          <draw:frame draw:style-name="gr8" draw:text-style-name="P8" draw:layer="layout" svg:width="1.129cm" svg:height="0.831cm" svg:x="21.672cm" svg:y="6.469cm">
            <draw:text-box>
              <text:p><text:span text:style-name="T7">14</text:span></text:p>
            </draw:text-box>
          </draw:frame>
          <draw:frame draw:style-name="gr8" draw:text-style-name="P8" draw:layer="layout" svg:width="1.129cm" svg:height="0.831cm" svg:x="25.001cm" svg:y="6.469cm">
            <draw:text-box>
              <text:p><text:span text:style-name="T7">10</text:span></text:p>
            </draw:text-box>
          </draw:frame>
          <draw:frame draw:style-name="gr9" draw:text-style-name="P8" draw:layer="layout" svg:width="0.815cm" svg:height="0.831cm" svg:x="20.472cm" svg:y="7.969cm">
            <draw:text-box>
              <text:p><text:span text:style-name="T7">8</text:span></text:p>
            </draw:text-box>
          </draw:frame>
          <draw:frame draw:style-name="gr9" draw:text-style-name="P8" draw:layer="layout" svg:width="0.815cm" svg:height="0.831cm" svg:x="22.872cm" svg:y="8.1cm">
            <draw:text-box>
              <text:p><text:span text:style-name="T7">7</text:span></text:p>
            </draw:text-box>
          </draw:frame>
          <draw:frame draw:style-name="gr9" draw:text-style-name="P8" draw:layer="layout" svg:width="0.815cm" svg:height="0.831cm" svg:x="24.101cm" svg:y="8.069cm">
            <draw:text-box>
              <text:p><text:span text:style-name="T7">9</text:span></text:p>
            </draw:text-box>
          </draw:frame>
          <draw:frame draw:style-name="gr9" draw:text-style-name="P8" draw:layer="layout" svg:width="0.815cm" svg:height="0.831cm" svg:x="26.201cm" svg:y="8.1cm">
            <draw:text-box>
              <text:p><text:span text:style-name="T7">3</text:span></text:p>
            </draw:text-box>
          </draw:frame>
          <draw:frame draw:style-name="gr12" draw:text-style-name="P14" draw:layer="layout" svg:width="0.777cm" svg:height="0.806cm" svg:x="23.324cm" svg:y="5.693cm">
            <draw:text-box>
              <text:p><text:span text:style-name="T9">0</text:span></text:p>
            </draw:text-box>
          </draw:frame>
          <draw:frame draw:style-name="gr12" draw:text-style-name="P14" draw:layer="layout" svg:width="0.777cm" svg:height="0.806cm" svg:x="21.81cm" svg:y="7.3cm">
            <draw:text-box>
              <text:p><text:span text:style-name="T9">1</text:span></text:p>
            </draw:text-box>
          </draw:frame>
          <draw:frame draw:style-name="gr12" draw:text-style-name="P14" draw:layer="layout" svg:width="0.777cm" svg:height="0.806cm" svg:x="25.139cm" svg:y="7.3cm">
            <draw:text-box>
              <text:p><text:span text:style-name="T9">2</text:span></text:p>
            </draw:text-box>
          </draw:frame>
          <draw:frame draw:style-name="gr12" draw:text-style-name="P14" draw:layer="layout" svg:width="0.777cm" svg:height="0.806cm" svg:x="20.272cm" svg:y="8.711cm">
            <draw:text-box>
              <text:p><text:span text:style-name="T9">3</text:span></text:p>
            </draw:text-box>
          </draw:frame>
          <draw:frame draw:style-name="gr12" draw:text-style-name="P14" draw:layer="layout" svg:width="0.777cm" svg:height="0.806cm" svg:x="22.4cm" svg:y="8.693cm">
            <draw:text-box>
              <text:p><text:span text:style-name="T9">4</text:span></text:p>
            </draw:text-box>
          </draw:frame>
          <draw:frame draw:style-name="gr12" draw:text-style-name="P14" draw:layer="layout" svg:width="0.777cm" svg:height="0.806cm" svg:x="24.224cm" svg:y="8.793cm">
            <draw:text-box>
              <text:p><text:span text:style-name="T9">5</text:span></text:p>
            </draw:text-box>
          </draw:frame>
          <draw:frame draw:style-name="gr12" draw:text-style-name="P14" draw:layer="layout" svg:width="0.777cm" svg:height="0.806cm" svg:x="26.623cm" svg:y="8.793cm">
            <draw:text-box>
              <text:p><text:span text:style-name="T9">6</text:span></text:p>
            </draw:text-box>
          </draw:frame>
          <draw:custom-shape draw:style-name="gr10" draw:text-style-name="P11" draw:layer="layout" svg:width="1cm" svg:height="1cm" svg:x="19.201cm" svg:y="9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1cm" svg:height="1cm" svg:x="21.201cm" svg:y="9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2" draw:layer="layout" svg:x1="20.501cm" svg:y1="8.599cm" svg:x2="19.9cm" svg:y2="9.511cm">
            <text:p/>
          </draw:line>
          <draw:line draw:style-name="gr11" draw:text-style-name="P12" draw:layer="layout" svg:x1="21.049cm" svg:y1="8.8cm" svg:x2="21.5cm" svg:y2="9.611cm">
            <text:p/>
          </draw:line>
          <draw:frame draw:style-name="gr9" draw:text-style-name="P8" draw:layer="layout" svg:width="0.815cm" svg:height="0.831cm" svg:x="19.272cm" svg:y="9.68cm">
            <draw:text-box>
              <text:p><text:span text:style-name="T7">2</text:span></text:p>
            </draw:text-box>
          </draw:frame>
          <draw:frame draw:style-name="gr9" draw:text-style-name="P8" draw:layer="layout" svg:width="0.815cm" svg:height="0.831cm" svg:x="21.272cm" svg:y="9.611cm">
            <draw:text-box>
              <text:p><text:span text:style-name="T7">4</text:span></text:p>
            </draw:text-box>
          </draw:frame>
          <draw:frame draw:style-name="gr12" draw:text-style-name="P14" draw:layer="layout" svg:width="0.777cm" svg:height="0.806cm" svg:x="23.2cm" svg:y="10.599cm">
            <draw:text-box>
              <text:p><text:span text:style-name="T9">9</text:span></text:p>
            </draw:text-box>
          </draw:frame>
          <draw:frame draw:style-name="gr12" draw:text-style-name="P14" draw:layer="layout" svg:width="0.777cm" svg:height="0.806cm" svg:x="18.8cm" svg:y="10.31cm">
            <draw:text-box>
              <text:p><text:span text:style-name="T9">7</text:span></text:p>
            </draw:text-box>
          </draw:frame>
          <draw:frame draw:style-name="gr12" draw:text-style-name="P14" draw:layer="layout" svg:width="0.777cm" svg:height="0.806cm" svg:x="20.9cm" svg:y="10.304cm">
            <draw:text-box>
              <text:p><text:span text:style-name="T9">8</text:span></text:p>
            </draw:text-box>
          </draw:frame>
          <draw:custom-shape draw:style-name="gr10" draw:text-style-name="P11" draw:layer="layout" svg:width="1cm" svg:height="1cm" svg:x="22.5cm" svg:y="9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2" draw:layer="layout" svg:x1="23.201cm" svg:y1="8.999cm" svg:x2="23cm" svg:y2="9.999cm">
            <text:p/>
          </draw:line>
          <draw:frame draw:style-name="gr9" draw:text-style-name="P8" draw:layer="layout" svg:width="0.815cm" svg:height="0.831cm" svg:x="22.6cm" svg:y="10.068cm">
            <draw:text-box>
              <text:p><text:span text:style-name="T7">6</text:span></text:p>
            </draw:text-box>
          </draw:frame>
        </draw:g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draw:style-name="gr13" draw:text-style-name="P15" xml:id="id4" draw:id="id4" draw:layer="layout" svg:width="11.052cm" svg:height="0.988cm" svg:x="1.748cm" svg:y="6.32cm">
          <draw:text-box>
            <text:p><text:span text:style-name="T10">arr <text:s text:c="5"/>: <text:s/>Array to hold elements</text:span></text:p>
          </draw:text-box>
        </draw:frame>
        <draw:frame draw:style-name="gr14" draw:text-style-name="P16" xml:id="id3" draw:id="id3" draw:layer="layout" svg:width="7.857cm" svg:height="1.199cm" svg:x="1.548cm" svg:y="5.12cm">
          <draw:text-box>
            <text:p><text:span text:style-name="T11">Input Specification: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frame draw:style-name="gr13" draw:text-style-name="P16" draw:layer="layout" svg:width="12.857cm" svg:height="0.988cm" svg:x="1.543cm" svg:y="3.6cm">
          <draw:text-box>
            <text:p><text:span text:style-name="T11">build_maxheap(arr,size):</text:span></text:p>
          </draw:text-box>
        </draw:frame>
        <draw:frame draw:style-name="gr15" draw:text-style-name="P15" draw:layer="layout" svg:width="10.103cm" svg:height="0.988cm" svg:x="1.8cm" svg:y="7.412cm">
          <draw:text-box>
            <text:p xml:id="id5" text:id="id5"><text:span text:style-name="T10">size <text:s text:c="3"/>: <text:s/>Length of the array 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4" smil:attributeName="visibility" smil:to="visible"/>
                  <anim:transitionFilter smil:dur="1s" smil:targetElement="id4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5" anim:sub-item="text" smil:attributeName="visibility" smil:to="visible"/>
                  <anim:transitionFilter smil:dur="1s" smil:targetElement="id5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 xml:id="id6" draw:id="id6"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frame draw:style-name="gr19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7cm" svg:height="0.558cm" svg:x="0.9cm" svg:y="4.142cm">
          <text:p/>
          <draw:enhanced-geometry svg:viewBox="0 0 21600 21600" draw:mirror-horizontal="true" draw:type="rectangle" draw:enhanced-path="M 0 0 L 21600 0 21600 21600 0 21600 0 0 Z N"/>
        </draw:custom-shape>
        <draw:frame draw:style-name="gr21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7cm" svg:height="0.558cm" svg:x="0.9cm" svg:y="4.142cm">
          <text:p/>
          <draw:enhanced-geometry svg:viewBox="0 0 21600 21600" draw:mirror-horizontal="true" draw:type="rectangle" draw:enhanced-path="M 0 0 L 21600 0 21600 21600 0 21600 0 0 Z N"/>
        </draw:custom-shape>
        <draw:frame draw:style-name="gr22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4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7cm" svg:height="0.558cm" svg:x="1cm" svg:y="4.7cm">
          <text:p/>
          <draw:enhanced-geometry svg:viewBox="0 0 21600 21600" draw:mirror-horizontal="true" draw:type="rectangle" draw:enhanced-path="M 0 0 L 21600 0 21600 21600 0 21600 0 0 Z N"/>
        </draw:custom-shape>
        <draw:frame draw:style-name="gr24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4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6cm" svg:height="0.558cm" svg:x="2.2cm" svg:y="5.258cm">
          <text:p/>
          <draw:enhanced-geometry svg:viewBox="0 0 21600 21600" draw:mirror-horizontal="true" draw:type="rectangle" draw:enhanced-path="M 0 0 L 21600 0 21600 21600 0 21600 0 0 Z N"/>
        </draw:custom-shape>
        <draw:frame draw:style-name="gr26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4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6cm" svg:height="0.558cm" svg:x="2.2cm" svg:y="5.258cm">
          <text:p/>
          <draw:enhanced-geometry svg:viewBox="0 0 21600 21600" draw:mirror-horizontal="true" draw:type="rectangle" draw:enhanced-path="M 0 0 L 21600 0 21600 21600 0 21600 0 0 Z N"/>
        </draw:custom-shape>
        <draw:frame draw:style-name="gr28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4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6cm" svg:height="0.558cm" svg:x="2.2cm" svg:y="5.258cm">
          <text:p/>
          <draw:enhanced-geometry svg:viewBox="0 0 21600 21600" draw:mirror-horizontal="true" draw:type="rectangle" draw:enhanced-path="M 0 0 L 21600 0 21600 21600 0 21600 0 0 Z N"/>
        </draw:custom-shape>
        <draw:frame draw:style-name="gr31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.4cm" svg:height="0.558cm" svg:x="15.026cm" svg:y="4.295cm">
          <text:p/>
          <draw:enhanced-geometry svg:viewBox="0 0 21600 21600" draw:mirror-horizontal="true" draw:type="rectangle" draw:enhanced-path="M 0 0 L 21600 0 21600 21600 0 21600 0 0 Z N"/>
        </draw:custom-shape>
        <draw:frame draw:style-name="gr33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4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001cm">
          <draw:text-box>
            <text:list text:style-name="L1">
              <text:list-header>
                <text:p xml:id="id7" text:id="id7"><text:span text:style-name="T14">L = 9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6cm" svg:height="0.558cm" svg:x="2.2cm" svg:y="5.258cm">
          <text:p/>
          <draw:enhanced-geometry svg:viewBox="0 0 21600 21600" draw:mirror-horizontal="true" draw:type="rectangle" draw:enhanced-path="M 0 0 L 21600 0 21600 21600 0 21600 0 0 Z N"/>
        </draw:custom-shape>
        <draw:frame draw:style-name="gr34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.4cm" svg:height="0.558cm" svg:x="15cm" svg:y="4.853cm">
          <text:p/>
          <draw:enhanced-geometry svg:viewBox="0 0 21600 21600" draw:mirror-horizontal="true" draw:type="rectangle" draw:enhanced-path="M 0 0 L 21600 0 21600 21600 0 21600 0 0 Z N"/>
        </draw:custom-shape>
        <draw:frame draw:style-name="gr35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4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001cm">
          <draw:text-box>
            <text:list text:style-name="L1">
              <text:list-header>
                <text:p><text:span text:style-name="T14">L = 9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669cm">
          <draw:text-box>
            <text:list text:style-name="L1">
              <text:list-header>
                <text:p xml:id="id8" text:id="id8"><text:span text:style-name="T14">R = 10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 xml:id="id9" text:id="id9"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 xml:id="id10" text:id="id10"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6cm" svg:height="0.558cm" svg:x="2.2cm" svg:y="5.258cm">
          <text:p/>
          <draw:enhanced-geometry svg:viewBox="0 0 21600 21600" draw:mirror-horizontal="true" draw:type="rectangle" draw:enhanced-path="M 0 0 L 21600 0 21600 21600 0 21600 0 0 Z N"/>
        </draw:custom-shape>
        <draw:frame draw:style-name="gr36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7.8cm" svg:height="0.7cm" svg:x="15cm" svg:y="5.4cm">
          <text:p/>
          <draw:enhanced-geometry svg:viewBox="0 0 21600 21600" draw:mirror-horizontal="true" draw:type="rectangle" draw:enhanced-path="M 0 0 L 21600 0 21600 21600 0 21600 0 0 Z N"/>
        </draw:custom-shape>
        <draw:frame draw:style-name="gr38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4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001cm">
          <draw:text-box>
            <text:list text:style-name="L1">
              <text:list-header>
                <text:p><text:span text:style-name="T14">L = 9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669cm">
          <draw:text-box>
            <text:list text:style-name="L1">
              <text:list-header>
                <text:p><text:span text:style-name="T14">R = 10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9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10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6cm" svg:height="0.558cm" svg:x="2.2cm" svg:y="5.258cm">
          <text:p/>
          <draw:enhanced-geometry svg:viewBox="0 0 21600 21600" draw:mirror-horizontal="true" draw:type="rectangle" draw:enhanced-path="M 0 0 L 21600 0 21600 21600 0 21600 0 0 Z N"/>
        </draw:custom-shape>
        <draw:frame draw:style-name="gr39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1" draw:layer="layout" svg:width="1.8cm" svg:height="0.5cm" svg:x="15cm" svg:y="6.7cm">
          <text:p/>
          <draw:enhanced-geometry svg:viewBox="0 0 21600 21600" draw:mirror-horizontal="true" draw:type="rectangle" draw:enhanced-path="M 0 0 L 21600 0 21600 21600 0 21600 0 0 Z N"/>
        </draw:custom-shape>
        <draw:frame draw:style-name="gr41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4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001cm">
          <draw:text-box>
            <text:list text:style-name="L1">
              <text:list-header>
                <text:p><text:span text:style-name="T14">L = 9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669cm">
          <draw:text-box>
            <text:list text:style-name="L1">
              <text:list-header>
                <text:p><text:span text:style-name="T14">R = 10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6cm" svg:height="0.558cm" svg:x="2.2cm" svg:y="5.258cm">
          <text:p/>
          <draw:enhanced-geometry svg:viewBox="0 0 21600 21600" draw:mirror-horizontal="true" draw:type="rectangle" draw:enhanced-path="M 0 0 L 21600 0 21600 21600 0 21600 0 0 Z N"/>
        </draw:custom-shape>
        <draw:frame draw:style-name="gr42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3.2cm" svg:height="0.7cm" svg:x="15.3cm" svg:y="7.2cm">
          <text:p/>
          <draw:enhanced-geometry svg:viewBox="0 0 21600 21600" draw:mirror-horizontal="true" draw:type="rectangle" draw:enhanced-path="M 0 0 L 21600 0 21600 21600 0 21600 0 0 Z N"/>
        </draw:custom-shape>
        <draw:frame draw:style-name="gr44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4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001cm">
          <draw:text-box>
            <text:list text:style-name="L1">
              <text:list-header>
                <text:p><text:span text:style-name="T14">L = 9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669cm">
          <draw:text-box>
            <text:list text:style-name="L1">
              <text:list-header>
                <text:p><text:span text:style-name="T14">R = 10</text:span></text:p>
              </text:list-header>
            </text:list>
          </draw:text-box>
        </draw:frame>
        <draw:polyline draw:style-name="gr45" draw:text-style-name="P13" xml:id="id11" draw:id="id11" draw:layer="layout" svg:width="0.399cm" svg:height="1.204cm" svg:x="8.1cm" svg:y="12.595cm" svg:viewBox="0 0 400 1205" draw:points="400,1205 0,0">
          <text:p/>
        </draw:polyline>
        <draw:frame draw:style-name="gr23" draw:text-style-name="P21" draw:layer="layout" svg:width="3.4cm" svg:height="0.831cm" svg:x="-0.4cm" svg:y="11.4cm">
          <draw:text-box>
            <text:list text:style-name="L1">
              <text:list-header>
                <text:p xml:id="id12" text:id="id12"><text:span text:style-name="T14">large = 4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 xml:id="id14" draw:id="id14"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6cm" svg:height="0.558cm" svg:x="2.2cm" svg:y="5.258cm">
          <text:p/>
          <draw:enhanced-geometry svg:viewBox="0 0 21600 21600" draw:mirror-horizontal="true" draw:type="rectangle" draw:enhanced-path="M 0 0 L 21600 0 21600 21600 0 21600 0 0 Z N"/>
        </draw:custom-shape>
        <draw:frame draw:style-name="gr46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7.6cm" svg:height="0.7cm" svg:x="15cm" svg:y="7.8cm">
          <text:p/>
          <draw:enhanced-geometry svg:viewBox="0 0 21600 21600" draw:mirror-horizontal="true" draw:type="rectangle" draw:enhanced-path="M 0 0 L 21600 0 21600 21600 0 21600 0 0 Z N"/>
        </draw:custom-shape>
        <draw:frame draw:style-name="gr48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4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001cm">
          <draw:text-box>
            <text:list text:style-name="L1">
              <text:list-header>
                <text:p><text:span text:style-name="T14">L = 9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669cm">
          <draw:text-box>
            <text:list text:style-name="L1">
              <text:list-header>
                <text:p xml:id="id13" text:id="id13"><text:span text:style-name="T14">R = 10</text:span></text:p>
              </text:list-header>
            </text:list>
          </draw:text-box>
        </draw:frame>
        <draw:line draw:style-name="gr45" draw:text-style-name="P13" draw:layer="layout" svg:x1="8.5cm" svg:y1="13.8cm" svg:x2="8.1cm" svg:y2="12.595cm">
          <text:p/>
        </draw:line>
        <draw:frame draw:style-name="gr23" draw:text-style-name="P21" draw:layer="layout" svg:width="3.4cm" svg:height="0.831cm" svg:x="-0.4cm" svg:y="11.4cm">
          <draw:text-box>
            <text:list text:style-name="L1">
              <text:list-header>
                <text:p><text:span text:style-name="T14">large = 4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13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4" smil:keySplines="0,0;0.2,0.5;0.8,0.5;1,0" smil:type="fade" smil:subtype="crossfade" smil:mode="out"/>
                  <anim:animateTransform smil:dur="0.25s" smil:fill="hold" smil:autoReverse="true" smil:targetElement="id14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6cm" svg:height="0.558cm" svg:x="2.2cm" svg:y="5.258cm">
          <text:p/>
          <draw:enhanced-geometry svg:viewBox="0 0 21600 21600" draw:mirror-horizontal="true" draw:type="rectangle" draw:enhanced-path="M 0 0 L 21600 0 21600 21600 0 21600 0 0 Z N"/>
        </draw:custom-shape>
        <draw:frame draw:style-name="gr49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1" draw:layer="layout" svg:width="4.2cm" svg:height="0.7cm" svg:x="15cm" svg:y="9cm">
          <text:p/>
          <draw:enhanced-geometry svg:viewBox="0 0 21600 21600" draw:mirror-horizontal="true" draw:type="rectangle" draw:enhanced-path="M 0 0 L 21600 0 21600 21600 0 21600 0 0 Z N"/>
        </draw:custom-shape>
        <draw:frame draw:style-name="gr51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 xml:id="id15" text:id="id15"><text:span text:style-name="T14">index = 4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001cm">
          <draw:text-box>
            <text:list text:style-name="L1">
              <text:list-header>
                <text:p><text:span text:style-name="T14">L = 9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669cm">
          <draw:text-box>
            <text:list text:style-name="L1">
              <text:list-header>
                <text:p><text:span text:style-name="T14">R = 10</text:span></text:p>
              </text:list-header>
            </text:list>
          </draw:text-box>
        </draw:frame>
        <draw:line draw:style-name="gr45" draw:text-style-name="P13" draw:layer="layout" svg:x1="8.5cm" svg:y1="13.8cm" svg:x2="8.1cm" svg:y2="12.595cm">
          <text:p/>
        </draw:line>
        <draw:frame draw:style-name="gr23" draw:text-style-name="P21" draw:layer="layout" svg:width="3.4cm" svg:height="0.831cm" svg:x="-0.4cm" svg:y="11.4cm">
          <draw:text-box>
            <text:list text:style-name="L1">
              <text:list-header>
                <text:p xml:id="id16" text:id="id16"><text:span text:style-name="T14">large = 4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15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16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xml:id="id17" draw:id="id17" draw:layer="layout" svg:width="6cm" svg:height="0.558cm" svg:x="2.2cm" svg:y="5.842cm">
          <text:p/>
          <draw:enhanced-geometry svg:viewBox="0 0 21600 21600" draw:mirror-horizontal="true" draw:type="rectangle" draw:enhanced-path="M 0 0 L 21600 0 21600 21600 0 21600 0 0 Z N"/>
        </draw:custom-shape>
        <draw:frame draw:style-name="gr52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53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4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001cm">
          <draw:text-box>
            <text:list text:style-name="L1">
              <text:list-header>
                <text:p><text:span text:style-name="T14">L = 9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669cm">
          <draw:text-box>
            <text:list text:style-name="L1">
              <text:list-header>
                <text:p><text:span text:style-name="T14">R = 10</text:span></text:p>
              </text:list-header>
            </text:list>
          </draw:text-box>
        </draw:frame>
        <draw:frame draw:style-name="gr23" draw:text-style-name="P21" draw:layer="layout" svg:width="3.4cm" svg:height="0.831cm" svg:x="-0.4cm" svg:y="11.4cm">
          <draw:text-box>
            <text:list text:style-name="L1">
              <text:list-header>
                <text:p><text:span text:style-name="T14">large = 4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7" smil:keySplines="0,0;0.2,0.5;0.8,0.5;1,0" smil:type="fade" smil:subtype="crossfade" smil:mode="out"/>
                  <anim:animateTransform smil:dur="0.25s" smil:fill="hold" smil:autoReverse="true" smil:targetElement="id17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6cm" svg:height="0.558cm" svg:x="2.2cm" svg:y="5.842cm">
          <text:p/>
          <draw:enhanced-geometry svg:viewBox="0 0 21600 21600" draw:mirror-horizontal="true" draw:type="rectangle" draw:enhanced-path="M 0 0 L 21600 0 21600 21600 0 21600 0 0 Z N"/>
        </draw:custom-shape>
        <draw:frame draw:style-name="gr54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55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3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1" draw:layer="layout" svg:width="4.699cm" svg:height="0.558cm" svg:x="0.892cm" svg:y="4.642cm">
          <text:p/>
          <draw:enhanced-geometry svg:viewBox="0 0 21600 21600" draw:mirror-horizontal="true" draw:type="rectangle" draw:enhanced-path="M 0 0 L 21600 0 21600 21600 0 21600 0 0 Z N"/>
        </draw:custom-shape>
        <draw:frame draw:style-name="gr57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58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3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.2cm" svg:y="5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60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61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3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.2cm" svg:y="5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62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63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3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001cm">
          <draw:text-box>
            <text:list text:style-name="L1">
              <text:list-header>
                <text:p><text:span text:style-name="T14">L = 7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669cm">
          <draw:text-box>
            <text:list text:style-name="L1">
              <text:list-header>
                <text:p xml:id="id18" text:id="id18"><text:span text:style-name="T14">R = 8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 xml:id="id19" text:id="id19"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 xml:id="id20" text:id="id20"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.2cm" svg:y="5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64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7.6cm" svg:height="0.7cm" svg:x="15.1cm" svg:y="5.4cm">
          <text:p/>
          <draw:enhanced-geometry svg:viewBox="0 0 21600 21600" draw:mirror-horizontal="true" draw:type="rectangle" draw:enhanced-path="M 0 0 L 21600 0 21600 21600 0 21600 0 0 Z N"/>
        </draw:custom-shape>
        <draw:frame draw:style-name="gr65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3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001cm">
          <draw:text-box>
            <text:list text:style-name="L1">
              <text:list-header>
                <text:p><text:span text:style-name="T14">L = 7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669cm">
          <draw:text-box>
            <text:list text:style-name="L1">
              <text:list-header>
                <text:p><text:span text:style-name="T14">R = 8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19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20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.2cm" svg:y="5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66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3.4cm" svg:height="0.7cm" svg:x="15.2cm" svg:y="7.3cm">
          <text:p/>
          <draw:enhanced-geometry svg:viewBox="0 0 21600 21600" draw:mirror-horizontal="true" draw:type="rectangle" draw:enhanced-path="M 0 0 L 21600 0 21600 21600 0 21600 0 0 Z N"/>
        </draw:custom-shape>
        <draw:frame draw:style-name="gr68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3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001cm">
          <draw:text-box>
            <text:list text:style-name="L1">
              <text:list-header>
                <text:p><text:span text:style-name="T14">L = 7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669cm">
          <draw:text-box>
            <text:list text:style-name="L1">
              <text:list-header>
                <text:p><text:span text:style-name="T14">R = 8</text:span></text:p>
              </text:list-header>
            </text:list>
          </draw:text-box>
        </draw:frame>
        <draw:polyline draw:style-name="gr45" draw:text-style-name="P13" xml:id="id22" draw:id="id22" draw:layer="layout" svg:width="0cm" svg:height="1.204cm" svg:x="5.2cm" svg:y="12.795cm" svg:viewBox="0 0 0 1205" draw:points="0,1205 0,0">
          <text:p/>
        </draw:polyline>
        <draw:frame draw:style-name="gr23" draw:text-style-name="P21" draw:layer="layout" svg:width="3.4cm" svg:height="0.831cm" svg:x="-0.4cm" svg:y="11.4cm">
          <draw:text-box>
            <text:list text:style-name="L1">
              <text:list-header>
                <text:p xml:id="id21" text:id="id21"><text:span text:style-name="T14">large = 3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 xml:id="id23" text:id="id23"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 xml:id="id24" text:id="id24"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.2cm" svg:y="5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69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7.6cm" svg:height="0.7cm" svg:x="15cm" svg:y="7.8cm">
          <text:p/>
          <draw:enhanced-geometry svg:viewBox="0 0 21600 21600" draw:mirror-horizontal="true" draw:type="rectangle" draw:enhanced-path="M 0 0 L 21600 0 21600 21600 0 21600 0 0 Z N"/>
        </draw:custom-shape>
        <draw:frame draw:style-name="gr70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3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001cm">
          <draw:text-box>
            <text:list text:style-name="L1">
              <text:list-header>
                <text:p><text:span text:style-name="T14">L = 7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669cm">
          <draw:text-box>
            <text:list text:style-name="L1">
              <text:list-header>
                <text:p><text:span text:style-name="T14">R = 8</text:span></text:p>
              </text:list-header>
            </text:list>
          </draw:text-box>
        </draw:frame>
        <draw:line draw:style-name="gr45" draw:text-style-name="P13" draw:layer="layout" svg:x1="5.2cm" svg:y1="14cm" svg:x2="5.2cm" svg:y2="12.795cm">
          <text:p/>
        </draw:line>
        <draw:frame draw:style-name="gr23" draw:text-style-name="P21" draw:layer="layout" svg:width="3.4cm" svg:height="0.831cm" svg:x="-0.4cm" svg:y="11.4cm">
          <draw:text-box>
            <text:list text:style-name="L1">
              <text:list-header>
                <text:p><text:span text:style-name="T14">large = 3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23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24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2" draw:layer="layout" svg:width="12.101cm" svg:height="0.989cm" svg:x="14.5cm" svg:y="2.811cm">
          <draw:text-box>
            <text:p><text:span text:style-name="T11">maxheapify(arr,index,size)</text:span></text:p>
          </draw:text-box>
        </draw:frame>
        <draw:frame draw:style-name="gr13" draw:text-style-name="P16" draw:layer="layout" svg:width="10.457cm" svg:height="0.988cm" svg:x="0.543cm" svg:y="2.807cm">
          <draw:text-box>
            <text:p><text:span text:style-name="T11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.2cm" svg:y="5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71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1" draw:layer="layout" svg:width="4cm" svg:height="0.7cm" svg:x="15cm" svg:y="9cm">
          <text:p/>
          <draw:enhanced-geometry svg:viewBox="0 0 21600 21600" draw:mirror-horizontal="true" draw:type="rectangle" draw:enhanced-path="M 0 0 L 21600 0 21600 21600 0 21600 0 0 Z N"/>
        </draw:custom-shape>
        <draw:frame draw:style-name="gr73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 xml:id="id26" text:id="id26"><text:span text:style-name="T14">index = 3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001cm">
          <draw:text-box>
            <text:list text:style-name="L1">
              <text:list-header>
                <text:p><text:span text:style-name="T14">L = 7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669cm">
          <draw:text-box>
            <text:list text:style-name="L1">
              <text:list-header>
                <text:p><text:span text:style-name="T14">R = 8</text:span></text:p>
              </text:list-header>
            </text:list>
          </draw:text-box>
        </draw:frame>
        <draw:line draw:style-name="gr45" draw:text-style-name="P13" draw:layer="layout" svg:x1="5.2cm" svg:y1="14cm" svg:x2="5.2cm" svg:y2="12.795cm">
          <text:p/>
        </draw:line>
        <draw:frame draw:style-name="gr23" draw:text-style-name="P21" draw:layer="layout" svg:width="3.4cm" svg:height="0.831cm" svg:x="-0.4cm" svg:y="11.4cm">
          <draw:text-box>
            <text:list text:style-name="L1">
              <text:list-header>
                <text:p xml:id="id25" text:id="id25"><text:span text:style-name="T14">large = 3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25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26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xml:id="id27" draw:id="id27" draw:layer="layout" svg:width="6.2cm" svg:height="0.758cm" svg:x="2.2cm" svg:y="5.842cm">
          <text:p/>
          <draw:enhanced-geometry svg:viewBox="0 0 21600 21600" draw:mirror-horizontal="true" draw:type="rectangle" draw:enhanced-path="M 0 0 L 21600 0 21600 21600 0 21600 0 0 Z N"/>
        </draw:custom-shape>
        <draw:frame draw:style-name="gr74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75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3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001cm">
          <draw:text-box>
            <text:list text:style-name="L1">
              <text:list-header>
                <text:p><text:span text:style-name="T14">L = 7 </text:span></text:p>
              </text:list-header>
            </text:list>
          </draw:text-box>
        </draw:frame>
        <draw:frame draw:style-name="gr23" draw:text-style-name="P21" draw:layer="layout" svg:width="3.4cm" svg:height="0.831cm" svg:x="-0.2cm" svg:y="10.669cm">
          <draw:text-box>
            <text:list text:style-name="L1">
              <text:list-header>
                <text:p><text:span text:style-name="T14">R = 8</text:span></text:p>
              </text:list-header>
            </text:list>
          </draw:text-box>
        </draw:frame>
        <draw:frame draw:style-name="gr23" draw:text-style-name="P21" draw:layer="layout" svg:width="3.4cm" svg:height="0.831cm" svg:x="-0.4cm" svg:y="11.4cm">
          <draw:text-box>
            <text:list text:style-name="L1">
              <text:list-header>
                <text:p><text:span text:style-name="T14">large = 3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7" smil:keySplines="0,0;0.2,0.5;0.8,0.5;1,0" smil:type="fade" smil:subtype="crossfade" smil:mode="out"/>
                  <anim:animateTransform smil:dur="0.25s" smil:fill="hold" smil:autoReverse="true" smil:targetElement="id27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.2cm" svg:y="5.842cm">
          <text:p/>
          <draw:enhanced-geometry svg:viewBox="0 0 21600 21600" draw:mirror-horizontal="true" draw:type="rectangle" draw:enhanced-path="M 0 0 L 21600 0 21600 21600 0 21600 0 0 Z N"/>
        </draw:custom-shape>
        <draw:frame draw:style-name="gr76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77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2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1" draw:layer="layout" svg:width="4.4cm" svg:height="0.758cm" svg:x="1cm" svg:y="4.6cm">
          <text:p/>
          <draw:enhanced-geometry svg:viewBox="0 0 21600 21600" draw:mirror-horizontal="true" draw:type="rectangle" draw:enhanced-path="M 0 0 L 21600 0 21600 21600 0 21600 0 0 Z N"/>
        </draw:custom-shape>
        <draw:frame draw:style-name="gr79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80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2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.2cm" svg:y="5.2cm">
          <text:p/>
          <draw:enhanced-geometry svg:viewBox="0 0 21600 21600" draw:mirror-horizontal="true" draw:type="rectangle" draw:enhanced-path="M 0 0 L 21600 0 21600 21600 0 21600 0 0 Z N"/>
        </draw:custom-shape>
        <draw:frame draw:style-name="gr81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82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2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xml:id="id28" draw:id="id28" draw:layer="layout" svg:width="6.2cm" svg:height="0.758cm" svg:x="2.2cm" svg:y="5.842cm">
          <text:p/>
          <draw:enhanced-geometry svg:viewBox="0 0 21600 21600" draw:mirror-horizontal="true" draw:type="rectangle" draw:enhanced-path="M 0 0 L 21600 0 21600 21600 0 21600 0 0 Z N"/>
        </draw:custom-shape>
        <draw:frame draw:style-name="gr83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84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2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8" smil:keySplines="0,0;0.2,0.5;0.8,0.5;1,0" smil:type="fade" smil:subtype="crossfade" smil:mode="out"/>
                  <anim:animateTransform smil:dur="0.25s" smil:fill="hold" smil:autoReverse="true" smil:targetElement="id28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.2cm" svg:y="5.842cm">
          <text:p/>
          <draw:enhanced-geometry svg:viewBox="0 0 21600 21600" draw:mirror-horizontal="true" draw:type="rectangle" draw:enhanced-path="M 0 0 L 21600 0 21600 21600 0 21600 0 0 Z N"/>
        </draw:custom-shape>
        <draw:frame draw:style-name="gr85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86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1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1" draw:layer="layout" svg:width="4.4cm" svg:height="0.758cm" svg:x="1cm" svg:y="4.6cm">
          <text:p/>
          <draw:enhanced-geometry svg:viewBox="0 0 21600 21600" draw:mirror-horizontal="true" draw:type="rectangle" draw:enhanced-path="M 0 0 L 21600 0 21600 21600 0 21600 0 0 Z N"/>
        </draw:custom-shape>
        <draw:frame draw:style-name="gr87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88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1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 xml:id="id29" text:id="id29"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 xml:id="id30" text:id="id30"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 xml:id="id31" text:id="id31"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.2cm" svg:y="5.2cm">
          <text:p/>
          <draw:enhanced-geometry svg:viewBox="0 0 21600 21600" draw:mirror-horizontal="true" draw:type="rectangle" draw:enhanced-path="M 0 0 L 21600 0 21600 21600 0 21600 0 0 Z N"/>
        </draw:custom-shape>
        <draw:frame draw:style-name="gr89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90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1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29" anim:sub-item="text" smil:attributeName="color" smil:to="#333399" anim:color-interpolation="rgb" anim:color-interpolation-direction="clockwise"/>
                </anim:par>
              </anim:par>
              <anim:par smil:begin="2s">
                <anim:par smil:begin="0s" smil:fill="hold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0" anim:sub-item="text" smil:attributeName="color" smil:to="#333399" anim:color-interpolation="rgb" anim:color-interpolation-direction="clockwise"/>
                </anim:par>
              </anim:par>
              <anim:par smil:begin="4s">
                <anim:par smil:begin="0s" smil:fill="hold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1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cm" svg:y="5.8cm">
          <text:p/>
          <draw:enhanced-geometry svg:viewBox="0 0 21600 21600" draw:mirror-horizontal="true" draw:type="rectangle" draw:enhanced-path="M 0 0 L 21600 0 21600 21600 0 21600 0 0 Z N"/>
        </draw:custom-shape>
        <draw:frame draw:style-name="gr91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92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1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cm" svg:y="5.8cm">
          <text:p/>
          <draw:enhanced-geometry svg:viewBox="0 0 21600 21600" draw:mirror-horizontal="true" draw:type="rectangle" draw:enhanced-path="M 0 0 L 21600 0 21600 21600 0 21600 0 0 Z N"/>
        </draw:custom-shape>
        <draw:frame draw:style-name="gr93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94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0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1" draw:layer="layout" svg:width="4.4cm" svg:height="0.758cm" svg:x="1cm" svg:y="4.6cm">
          <text:p/>
          <draw:enhanced-geometry svg:viewBox="0 0 21600 21600" draw:mirror-horizontal="true" draw:type="rectangle" draw:enhanced-path="M 0 0 L 21600 0 21600 21600 0 21600 0 0 Z N"/>
        </draw:custom-shape>
        <draw:frame draw:style-name="gr95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96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0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8" draw:text-style-name="P8" draw:layer="layout" svg:width="1.129cm" svg:height="0.831cm" svg:x="7.759cm" svg:y="8.364cm">
          <draw:text-box>
            <text:p xml:id="id32" text:id="id32"><text:span text:style-name="T7"><text:s/></text:span><text:span text:style-name="T7">1</text:span></text:p>
          </draw:text-box>
        </draw:frame>
        <draw:frame draw:style-name="gr8" draw:text-style-name="P8" draw:layer="layout" svg:width="1.129cm" svg:height="0.831cm" svg:x="6.272cm" svg:y="9.864cm">
          <draw:text-box>
            <text:p xml:id="id33" text:id="id33"><text:span text:style-name="T7">14</text:span></text:p>
          </draw:text-box>
        </draw:frame>
        <draw:frame draw:style-name="gr8" draw:text-style-name="P8" draw:layer="layout" svg:width="1.129cm" svg:height="0.831cm" svg:x="9.601cm" svg:y="9.864cm">
          <draw:text-box>
            <text:p xml:id="id34" text:id="id34"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.2cm" svg:y="5.2cm">
          <text:p/>
          <draw:enhanced-geometry svg:viewBox="0 0 21600 21600" draw:mirror-horizontal="true" draw:type="rectangle" draw:enhanced-path="M 0 0 L 21600 0 21600 21600 0 21600 0 0 Z N"/>
        </draw:custom-shape>
        <draw:frame draw:style-name="gr97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98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0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2" anim:sub-item="text" smil:attributeName="color" smil:to="#333399" anim:color-interpolation="rgb" anim:color-interpolation-direction="clockwise"/>
                </anim:par>
              </anim:par>
              <anim:par smil:begin="2s">
                <anim:par smil:begin="0s" smil:fill="hold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3" anim:sub-item="text" smil:attributeName="color" smil:to="#333399" anim:color-interpolation="rgb" anim:color-interpolation-direction="clockwise"/>
                </anim:par>
              </anim:par>
              <anim:par smil:begin="4s">
                <anim:par smil:begin="0s" smil:fill="hold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4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99" draw:text-style-name="P8" draw:layer="layout" svg:width="1.441cm" svg:height="0.831cm" svg:x="7.559cm" svg:y="8.264cm">
          <draw:text-box>
            <text:p><text:span text:style-name="T7"><text:s/></text:span><text:span text:style-name="T7">14</text:span></text:p>
          </draw:text-box>
        </draw:frame>
        <draw:frame draw:style-name="gr8" draw:text-style-name="P8" draw:layer="layout" svg:width="1.129cm" svg:height="0.831cm" svg:x="6.372cm" svg:y="9.864cm">
          <draw:text-box>
            <text:p xml:id="id35" text:id="id35"><text:span text:style-name="T7">1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 xml:id="id36" text:id="id36"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 xml:id="id37" text:id="id37"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.2cm" svg:y="5.2cm">
          <text:p/>
          <draw:enhanced-geometry svg:viewBox="0 0 21600 21600" draw:mirror-horizontal="true" draw:type="rectangle" draw:enhanced-path="M 0 0 L 21600 0 21600 21600 0 21600 0 0 Z N"/>
        </draw:custom-shape>
        <draw:frame draw:style-name="gr100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101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0 </text:span></text:p>
              </text:list-header>
            </text:list>
          </draw:text-box>
        </draw:frame>
        <draw:line draw:style-name="gr102" draw:text-style-name="P25" draw:layer="layout" svg:x1="6.8cm" svg:y1="11.182cm" svg:x2="6.8cm" svg:y2="12.0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5" anim:sub-item="text" smil:attributeName="color" smil:to="#333399" anim:color-interpolation="rgb" anim:color-interpolation-direction="clockwise"/>
                </anim:par>
              </anim:par>
              <anim:par smil:begin="2s">
                <anim:par smil:begin="0s" smil:fill="hold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6" anim:sub-item="text" smil:attributeName="color" smil:to="#333399" anim:color-interpolation="rgb" anim:color-interpolation-direction="clockwise"/>
                </anim:par>
              </anim:par>
              <anim:par smil:begin="4s">
                <anim:par smil:begin="0s" smil:fill="hold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7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99" draw:text-style-name="P8" draw:layer="layout" svg:width="1.441cm" svg:height="0.831cm" svg:x="7.559cm" svg:y="8.264cm">
          <draw:text-box>
            <text:p><text:span text:style-name="T7"><text:s/></text:span><text:span text:style-name="T7">14</text:span></text:p>
          </draw:text-box>
        </draw:frame>
        <draw:frame draw:style-name="gr8" draw:text-style-name="P8" draw:layer="layout" svg:width="1.129cm" svg:height="0.831cm" svg:x="6.372cm" svg:y="9.864cm">
          <draw:text-box>
            <text:p><text:span text:style-name="T7">1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8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.2cm" svg:y="5.2cm">
          <text:p/>
          <draw:enhanced-geometry svg:viewBox="0 0 21600 21600" draw:mirror-horizontal="true" draw:type="rectangle" draw:enhanced-path="M 0 0 L 21600 0 21600 21600 0 21600 0 0 Z N"/>
        </draw:custom-shape>
        <draw:frame draw:style-name="gr103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104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0 </text:span></text:p>
              </text:list-header>
            </text:list>
          </draw:text-box>
        </draw:frame>
        <draw:line draw:style-name="gr102" draw:text-style-name="P25" draw:layer="layout" svg:x1="5.2cm" svg:y1="12.6cm" svg:x2="5.2cm" svg:y2="13.506cm">
          <text:p/>
        </draw:line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99" draw:text-style-name="P8" draw:layer="layout" svg:width="1.441cm" svg:height="0.831cm" svg:x="7.559cm" svg:y="8.264cm">
          <draw:text-box>
            <text:p><text:span text:style-name="T7"><text:s/></text:span><text:span text:style-name="T7">14</text:span></text:p>
          </draw:text-box>
        </draw:frame>
        <draw:frame draw:style-name="gr8" draw:text-style-name="P8" draw:layer="layout" svg:width="1.129cm" svg:height="0.831cm" svg:x="6.372cm" svg:y="9.864cm">
          <draw:text-box>
            <text:p><text:span text:style-name="T7">8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 xml:id="id38" text:id="id38"><text:span text:style-name="T7">1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 xml:id="id39" text:id="id39"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 xml:id="id40" text:id="id40"><text:span text:style-name="T7">4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.2cm" svg:y="5.2cm">
          <text:p/>
          <draw:enhanced-geometry svg:viewBox="0 0 21600 21600" draw:mirror-horizontal="true" draw:type="rectangle" draw:enhanced-path="M 0 0 L 21600 0 21600 21600 0 21600 0 0 Z N"/>
        </draw:custom-shape>
        <draw:frame draw:style-name="gr105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106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0 </text:span></text:p>
              </text:list-header>
            </text:list>
          </draw:text-box>
        </draw:frame>
        <draw:line draw:style-name="gr102" draw:text-style-name="P25" draw:layer="layout" svg:x1="5.2cm" svg:y1="12.6cm" svg:x2="5.2cm" svg:y2="13.50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8" anim:sub-item="text" smil:attributeName="color" smil:to="#333399" anim:color-interpolation="rgb" anim:color-interpolation-direction="clockwise"/>
                </anim:par>
              </anim:par>
              <anim:par smil:begin="2s">
                <anim:par smil:begin="0s" smil:fill="hold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9" anim:sub-item="text" smil:attributeName="color" smil:to="#333399" anim:color-interpolation="rgb" anim:color-interpolation-direction="clockwise"/>
                </anim:par>
              </anim:par>
              <anim:par smil:begin="4s">
                <anim:par smil:begin="0s" smil:fill="hold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0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99" draw:text-style-name="P8" draw:layer="layout" svg:width="1.441cm" svg:height="0.831cm" svg:x="7.559cm" svg:y="8.264cm">
          <draw:text-box>
            <text:p><text:span text:style-name="T7"><text:s/></text:span><text:span text:style-name="T7">14</text:span></text:p>
          </draw:text-box>
        </draw:frame>
        <draw:frame draw:style-name="gr8" draw:text-style-name="P8" draw:layer="layout" svg:width="1.129cm" svg:height="0.831cm" svg:x="6.372cm" svg:y="9.864cm">
          <draw:text-box>
            <text:p><text:span text:style-name="T7">8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4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1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.2cm" svg:y="5.2cm">
          <text:p/>
          <draw:enhanced-geometry svg:viewBox="0 0 21600 21600" draw:mirror-horizontal="true" draw:type="rectangle" draw:enhanced-path="M 0 0 L 21600 0 21600 21600 0 21600 0 0 Z N"/>
        </draw:custom-shape>
        <draw:frame draw:style-name="gr107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108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0 </text:span></text:p>
              </text:list-header>
            </text:list>
          </draw:text-box>
        </draw:frame>
        <draw:line draw:style-name="gr102" draw:text-style-name="P25" draw:layer="layout" svg:x1="6cm" svg:y1="14.294cm" svg:x2="6cm" svg:y2="15.2cm">
          <text:p/>
        </draw:line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99" draw:text-style-name="P8" draw:layer="layout" svg:width="1.441cm" svg:height="0.831cm" svg:x="7.559cm" svg:y="8.264cm">
          <draw:text-box>
            <text:p><text:span text:style-name="T7"><text:s/></text:span><text:span text:style-name="T7">14</text:span></text:p>
          </draw:text-box>
        </draw:frame>
        <draw:frame draw:style-name="gr8" draw:text-style-name="P8" draw:layer="layout" svg:width="1.129cm" svg:height="0.831cm" svg:x="6.372cm" svg:y="9.864cm">
          <draw:text-box>
            <text:p><text:span text:style-name="T7">8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4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1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cm" svg:y="5.8cm">
          <text:p/>
          <draw:enhanced-geometry svg:viewBox="0 0 21600 21600" draw:mirror-horizontal="true" draw:type="rectangle" draw:enhanced-path="M 0 0 L 21600 0 21600 21600 0 21600 0 0 Z N"/>
        </draw:custom-shape>
        <draw:frame draw:style-name="gr109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110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23" draw:text-style-name="P21" draw:layer="layout" svg:width="3.4cm" svg:height="0.831cm" svg:x="-0.254cm" svg:y="9.17cm">
          <draw:text-box>
            <text:list text:style-name="L1">
              <text:list-header>
                <text:p><text:span text:style-name="T14">index = 0 </text:span></text:p>
              </text:list-header>
            </text:list>
          </draw:text-box>
        </draw:frame>
        <draw:line draw:style-name="gr102" draw:text-style-name="P25" draw:layer="layout" svg:x1="6cm" svg:y1="14.294cm" svg:x2="6cm" svg:y2="15.2cm">
          <text:p/>
        </draw:line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99" draw:text-style-name="P8" draw:layer="layout" svg:width="1.441cm" svg:height="0.831cm" svg:x="7.559cm" svg:y="8.264cm">
          <draw:text-box>
            <text:p><text:span text:style-name="T7"><text:s/></text:span><text:span text:style-name="T7">14</text:span></text:p>
          </draw:text-box>
        </draw:frame>
        <draw:frame draw:style-name="gr8" draw:text-style-name="P8" draw:layer="layout" svg:width="1.129cm" svg:height="0.831cm" svg:x="6.372cm" svg:y="9.864cm">
          <draw:text-box>
            <text:p><text:span text:style-name="T7">8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4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1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6.2cm" svg:height="0.758cm" svg:x="2cm" svg:y="5.8cm">
          <text:p/>
          <draw:enhanced-geometry svg:viewBox="0 0 21600 21600" draw:mirror-horizontal="true" draw:type="rectangle" draw:enhanced-path="M 0 0 L 21600 0 21600 21600 0 21600 0 0 Z N"/>
        </draw:custom-shape>
        <draw:frame draw:style-name="gr111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112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113" draw:text-style-name="P21" draw:layer="layout" svg:width="3.443cm" svg:height="0.831cm" svg:x="-0.254cm" svg:y="9.17cm">
          <draw:text-box>
            <text:list text:style-name="L1">
              <text:list-header>
                <text:p><text:span text:style-name="T14">index = -1 </text:span></text:p>
              </text:list-header>
            </text:list>
          </draw:text-box>
        </draw:frame>
        <draw:line draw:style-name="gr102" draw:text-style-name="P25" draw:layer="layout" svg:x1="6cm" svg:y1="14.294cm" svg:x2="6cm" svg:y2="15.2cm">
          <text:p/>
        </draw:line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</text:span></text:p>
          </draw:text-box>
        </draw:frame>
        <draw:g>
          <draw:custom-shape draw:style-name="gr4" draw:text-style-name="P7" draw:layer="layout" svg:width="3.2cm" svg:height="1cm" svg:x="0.4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8" draw:layer="layout" svg:width="3.043cm" svg:height="0.831cm" svg:x="0.457cm" svg:y="8.069cm">
            <draw:text-box>
              <text:p><text:span text:style-name="T7">SIZE = 10</text:span></text:p>
            </draw:text-box>
          </draw:frame>
        </draw:g>
        <draw:frame draw:style-name="gr27" draw:text-style-name="P24" draw:layer="layout" svg:width="12.101cm" svg:height="0.989cm" svg:x="14.5cm" svg:y="2.811cm">
          <draw:text-box>
            <text:p><text:span text:style-name="T12">maxheapify(arr,index,size)</text:span></text:p>
          </draw:text-box>
        </draw:frame>
        <draw:frame draw:style-name="gr13" draw:text-style-name="P18" draw:layer="layout" svg:width="10.457cm" svg:height="0.988cm" svg:x="0.543cm" svg:y="2.807cm">
          <draw:text-box>
            <text:p><text:span text:style-name="T12">build_maxheap(arr,size):</text:span></text:p>
          </draw:text-box>
        </draw:frame>
        <draw:custom-shape draw:style-name="gr10" draw:text-style-name="P11" draw:layer="layout" svg:width="1cm" svg:height="1cm" svg:x="7.801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9.6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901cm" svg:y1="8.895cm" svg:x2="6.901cm" svg:y2="9.795cm">
          <text:p/>
        </draw:line>
        <draw:line draw:style-name="gr11" draw:text-style-name="P13" draw:layer="layout" svg:x1="8.801cm" svg:y1="8.895cm" svg:x2="9.801cm" svg:y2="9.795cm">
          <text:p/>
        </draw:line>
        <draw:custom-shape draw:style-name="gr10" draw:text-style-name="P11" draw:layer="layout" svg:width="1cm" svg:height="1cm" svg:x="8.601cm" svg:y="11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10.7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9.801cm" svg:y1="10.595cm" svg:x2="9.101cm" svg:y2="11.295cm">
          <text:p/>
        </draw:line>
        <draw:line draw:style-name="gr11" draw:text-style-name="P12" draw:layer="layout" svg:x1="10.401cm" svg:y1="10.695cm" svg:x2="11.101cm" svg:y2="11.395cm">
          <text:p/>
        </draw:line>
        <draw:custom-shape draw:style-name="gr10" draw:text-style-name="P11" draw:layer="layout" svg:width="1cm" svg:height="1cm" svg:x="6.301cm" svg:y="9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00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7.401cm" svg:y="11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501cm" svg:y1="10.595cm" svg:x2="5.801cm" svg:y2="11.295cm">
          <text:p/>
        </draw:line>
        <draw:line draw:style-name="gr11" draw:text-style-name="P12" draw:layer="layout" svg:x1="7.101cm" svg:y1="10.695cm" svg:x2="7.801cm" svg:y2="11.395cm">
          <text:p/>
        </draw:line>
        <draw:frame draw:style-name="gr99" draw:text-style-name="P8" draw:layer="layout" svg:width="1.441cm" svg:height="0.831cm" svg:x="7.559cm" svg:y="8.264cm">
          <draw:text-box>
            <text:p><text:span text:style-name="T7"><text:s/></text:span><text:span text:style-name="T7">14</text:span></text:p>
          </draw:text-box>
        </draw:frame>
        <draw:frame draw:style-name="gr8" draw:text-style-name="P8" draw:layer="layout" svg:width="1.129cm" svg:height="0.831cm" svg:x="6.372cm" svg:y="9.864cm">
          <draw:text-box>
            <text:p><text:span text:style-name="T7">8</text:span></text:p>
          </draw:text-box>
        </draw:frame>
        <draw:frame draw:style-name="gr8" draw:text-style-name="P8" draw:layer="layout" svg:width="1.129cm" svg:height="0.831cm" svg:x="9.601cm" svg:y="9.864cm">
          <draw:text-box>
            <text:p><text:span text:style-name="T7">10</text:span></text:p>
          </draw:text-box>
        </draw:frame>
        <draw:frame draw:style-name="gr9" draw:text-style-name="P8" draw:layer="layout" svg:width="0.815cm" svg:height="0.831cm" svg:x="5.072cm" svg:y="11.364cm">
          <draw:text-box>
            <text:p><text:span text:style-name="T7">4</text:span></text:p>
          </draw:text-box>
        </draw:frame>
        <draw:frame draw:style-name="gr9" draw:text-style-name="P8" draw:layer="layout" svg:width="0.815cm" svg:height="0.831cm" svg:x="7.472cm" svg:y="11.495cm">
          <draw:text-box>
            <text:p><text:span text:style-name="T7">7</text:span></text:p>
          </draw:text-box>
        </draw:frame>
        <draw:frame draw:style-name="gr9" draw:text-style-name="P8" draw:layer="layout" svg:width="0.815cm" svg:height="0.831cm" svg:x="8.701cm" svg:y="11.464cm">
          <draw:text-box>
            <text:p><text:span text:style-name="T7">9</text:span></text:p>
          </draw:text-box>
        </draw:frame>
        <draw:frame draw:style-name="gr9" draw:text-style-name="P8" draw:layer="layout" svg:width="0.815cm" svg:height="0.831cm" svg:x="10.801cm" svg:y="11.495cm">
          <draw:text-box>
            <text:p><text:span text:style-name="T7">3</text:span></text:p>
          </draw:text-box>
        </draw:frame>
        <draw:frame draw:style-name="gr12" draw:text-style-name="P14" draw:layer="layout" svg:width="0.777cm" svg:height="0.806cm" svg:x="7.924cm" svg:y="9.088cm">
          <draw:text-box>
            <text:p><text:span text:style-name="T9">0</text:span></text:p>
          </draw:text-box>
        </draw:frame>
        <draw:frame draw:style-name="gr12" draw:text-style-name="P14" draw:layer="layout" svg:width="0.777cm" svg:height="0.806cm" svg:x="6.41cm" svg:y="10.695cm">
          <draw:text-box>
            <text:p><text:span text:style-name="T9">1</text:span></text:p>
          </draw:text-box>
        </draw:frame>
        <draw:frame draw:style-name="gr12" draw:text-style-name="P14" draw:layer="layout" svg:width="0.777cm" svg:height="0.806cm" svg:x="9.739cm" svg:y="10.695cm">
          <draw:text-box>
            <text:p><text:span text:style-name="T9">2</text:span></text:p>
          </draw:text-box>
        </draw:frame>
        <draw:frame draw:style-name="gr12" draw:text-style-name="P14" draw:layer="layout" svg:width="0.777cm" svg:height="0.806cm" svg:x="4.872cm" svg:y="12.106cm">
          <draw:text-box>
            <text:p><text:span text:style-name="T9">3</text:span></text:p>
          </draw:text-box>
        </draw:frame>
        <draw:frame draw:style-name="gr12" draw:text-style-name="P14" draw:layer="layout" svg:width="0.777cm" svg:height="0.806cm" svg:x="7cm" svg:y="12.088cm">
          <draw:text-box>
            <text:p><text:span text:style-name="T9">4</text:span></text:p>
          </draw:text-box>
        </draw:frame>
        <draw:frame draw:style-name="gr12" draw:text-style-name="P14" draw:layer="layout" svg:width="0.777cm" svg:height="0.806cm" svg:x="8.824cm" svg:y="12.188cm">
          <draw:text-box>
            <text:p><text:span text:style-name="T9">5</text:span></text:p>
          </draw:text-box>
        </draw:frame>
        <draw:frame draw:style-name="gr12" draw:text-style-name="P14" draw:layer="layout" svg:width="0.777cm" svg:height="0.806cm" svg:x="11.223cm" svg:y="12.188cm">
          <draw:text-box>
            <text:p><text:span text:style-name="T9">6</text:span></text:p>
          </draw:text-box>
        </draw:frame>
        <draw:custom-shape draw:style-name="gr10" draw:text-style-name="P11" draw:layer="layout" svg:width="1cm" svg:height="1cm" svg:x="3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cm" svg:height="1cm" svg:x="5.801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101cm" svg:y1="11.994cm" svg:x2="4.5cm" svg:y2="12.906cm">
          <text:p/>
        </draw:line>
        <draw:line draw:style-name="gr11" draw:text-style-name="P12" draw:layer="layout" svg:x1="5.649cm" svg:y1="12.195cm" svg:x2="6.1cm" svg:y2="13.006cm">
          <text:p/>
        </draw:line>
        <draw:frame draw:style-name="gr9" draw:text-style-name="P8" draw:layer="layout" svg:width="0.815cm" svg:height="0.831cm" svg:x="3.872cm" svg:y="13.075cm">
          <draw:text-box>
            <text:p><text:span text:style-name="T7">2</text:span></text:p>
          </draw:text-box>
        </draw:frame>
        <draw:frame draw:style-name="gr9" draw:text-style-name="P8" draw:layer="layout" svg:width="0.815cm" svg:height="0.831cm" svg:x="5.872cm" svg:y="13.006cm">
          <draw:text-box>
            <text:p><text:span text:style-name="T7">1</text:span></text:p>
          </draw:text-box>
        </draw:frame>
        <draw:frame draw:style-name="gr12" draw:text-style-name="P14" draw:layer="layout" svg:width="0.777cm" svg:height="0.806cm" svg:x="7.8cm" svg:y="13.994cm">
          <draw:text-box>
            <text:p><text:span text:style-name="T9">9</text:span></text:p>
          </draw:text-box>
        </draw:frame>
        <draw:frame draw:style-name="gr12" draw:text-style-name="P14" draw:layer="layout" svg:width="0.777cm" svg:height="0.806cm" svg:x="3.4cm" svg:y="13.705cm">
          <draw:text-box>
            <text:p><text:span text:style-name="T9">7</text:span></text:p>
          </draw:text-box>
        </draw:frame>
        <draw:frame draw:style-name="gr12" draw:text-style-name="P14" draw:layer="layout" svg:width="0.777cm" svg:height="0.806cm" svg:x="5.5cm" svg:y="13.699cm">
          <draw:text-box>
            <text:p><text:span text:style-name="T9">8</text:span></text:p>
          </draw:text-box>
        </draw:frame>
        <draw:custom-shape draw:style-name="gr10" draw:text-style-name="P11" draw:layer="layout" svg:width="1cm" svg:height="1cm" svg:x="7.1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7.801cm" svg:y1="12.394cm" svg:x2="7.6cm" svg:y2="13.394cm">
          <text:p/>
        </draw:line>
        <draw:frame draw:style-name="gr9" draw:text-style-name="P8" draw:layer="layout" svg:width="0.815cm" svg:height="0.831cm" svg:x="7.2cm" svg:y="13.463cm">
          <draw:text-box>
            <text:p><text:span text:style-name="T7">6</text:span></text:p>
          </draw:text-box>
        </draw:frame>
        <draw:custom-shape draw:style-name="gr16" draw:text-style-name="P11" draw:layer="layout" svg:width="8.6cm" svg:height="2.993cm" svg:x="0.8cm" svg:y="3.80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1" draw:layer="layout" svg:width="4.6cm" svg:height="0.758cm" svg:x="1cm" svg:y="4.6cm">
          <text:p/>
          <draw:enhanced-geometry svg:viewBox="0 0 21600 21600" draw:mirror-horizontal="true" draw:type="rectangle" draw:enhanced-path="M 0 0 L 21600 0 21600 21600 0 21600 0 0 Z N"/>
        </draw:custom-shape>
        <draw:frame draw:style-name="gr115" draw:text-style-name="P20" draw:layer="layout" svg:width="7.699cm" svg:height="2.758cm" svg:x="0.901cm" svg:y="4.042cm">
          <draw:text-box>
            <text:p text:style-name="P19"><text:span text:style-name="T13">index = size/2 – 1 </text:span></text:p>
            <text:p text:style-name="P19"><text:span text:style-name="T13">while(index &gt;= 0 )</text:span></text:p>
            <text:p text:style-name="P19"><text:span text:style-name="T13"><text:tab/></text:span><text:span text:style-name="T13">maxheapify(arr,index,size)</text:span></text:p>
            <text:p text:style-name="P19"><text:span text:style-name="T13"><text:tab/></text:span><text:span text:style-name="T13">Decrement index</text:span></text:p>
          </draw:text-box>
        </draw:frame>
        <draw:custom-shape draw:style-name="gr29" draw:text-style-name="P11" draw:layer="layout" svg:width="9.2cm" svg:height="7.6cm" svg:x="14.6cm" svg:y="3.8cm">
          <text:p/>
          <draw:enhanced-geometry svg:viewBox="0 0 21600 21600" draw:type="rectangle" draw:enhanced-path="M 0 0 L 21600 0 21600 21600 0 21600 0 0 Z N"/>
        </draw:custom-shape>
        <draw:frame draw:style-name="gr116" draw:text-style-name="P23" draw:layer="layout" svg:width="8.4cm" svg:height="6.948cm" svg:x="14.8cm" svg:y="4cm">
          <draw:text-box>
            <text:p text:style-name="P19"><text:span text:style-name="T15"><text:s/></text:span><text:span text:style-name="T13">L = 2*index +1</text:span></text:p>
            <text:p text:style-name="P19"><text:span text:style-name="T13"><text:s/></text:span><text:span text:style-name="T13">R = 2*index+2</text:span></text:p>
            <text:p text:style-name="P19"><text:span text:style-name="T13"><text:s/></text:span><text:span text:style-name="T13">if(arr[index] &lt; arr[L] AND L &lt; size)</text:span></text:p>
            <text:p text:style-name="P19"><text:span text:style-name="T13"><text:s text:c="3"/></text:span><text:span text:style-name="T13">large = L</text:span></text:p>
            <text:p text:style-name="P19"><text:span text:style-name="T13"><text:s/></text:span><text:span text:style-name="T13">else</text:span></text:p>
            <text:p text:style-name="P19"><text:span text:style-name="T13"><text:s text:c="3"/></text:span><text:span text:style-name="T13">large = index</text:span></text:p>
            <text:p text:style-name="P19"><text:span text:style-name="T13"><text:s/></text:span><text:span text:style-name="T13">if(arr[large]&lt; arr[R] AND R &lt; size)</text:span></text:p>
            <text:p text:style-name="P19"><text:span text:style-name="T13"><text:s text:c="3"/></text:span><text:span text:style-name="T13">large = R </text:span></text:p>
            <text:p text:style-name="P19"><text:span text:style-name="T13"><text:s/></text:span><text:span text:style-name="T13">if(index != large)</text:span></text:p>
            <text:p text:style-name="P19"><text:span text:style-name="T13"><text:s text:c="3"/></text:span><text:span text:style-name="T13">swap(arr[large] ,arr[index]) </text:span></text:p>
            <text:p text:style-name="P19"><text:span text:style-name="T13"><text:s text:c="3"/></text:span><text:span text:style-name="T13">maxheapify(arr,large,size)</text:span></text:p>
          </draw:text-box>
        </draw:frame>
        <draw:frame draw:style-name="gr113" draw:text-style-name="P21" draw:layer="layout" svg:width="3.443cm" svg:height="0.831cm" svg:x="-0.254cm" svg:y="9.17cm">
          <draw:text-box>
            <text:list text:style-name="L1">
              <text:list-header>
                <text:p><text:span text:style-name="T14">index = -1 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ub_5f_header_5f_" presentation:presentation-page-layout-name="AL2T1"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Heap Sor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/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73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7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7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4DT14H47M55S</meta:editing-duration>
    <meta:editing-cycles>168</meta:editing-cycles>
    <meta:generator>LibreOffice/6.0.7.3$Linux_X86_64 LibreOffice_project/00m0$Build-3</meta:generator>
    <dc:title>Bright Blue</dc:title>
    <dc:date>2020-08-26T16:38:00.479495035</dc:date>
    <meta:document-statistic meta:object-count="2454"/>
    <meta:template xlink:type="simple" xlink:actuate="onRequest" xlink:title="Bright Blue" xlink:href="../../Time%20Complexity/R05_Flowchart.odp" meta:date="2020-04-08T20:36:48.497255069"/>
  </office:meta>
</office:document-meta>
</file>